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0bedda" officeooo:paragraph-rsid="000be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$SHELL</text:p>
      <text:p text:style-name="P1">exec bash</text:p>
      <text:p text:style-name="P1">chsh -s /bin/bash roo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8T23:45:09.944457656</dc:date>
    <meta:editing-duration>PT1M35S</meta:editing-duration>
    <meta:editing-cycles>1</meta:editing-cycles>
    <meta:document-statistic meta:table-count="0" meta:image-count="0" meta:object-count="0" meta:page-count="1" meta:paragraph-count="3" meta:word-count="8" meta:character-count="42" meta:non-whitespace-character-count="37"/>
    <meta:generator>LibreOffice/7.4.0.2$Linux_X86_64 LibreOffice_project/40$Build-2</meta:generator>
  </office:meta>
</office:document-meta>
</file>